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ScoreRangeQuery.getLow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coreRangeQuery.getUpp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coreRangeQuery.ConstantScoreRangeQuery( String fieldName , String lowerVal , String upperVal , boolean includeLower , boolean includeUpper , Collator col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antScoreRangeQuery.ConstantScoreRangeQuery( String fieldName , String lowerVal , String upperVal , boolean includeLower , boolean includeU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